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AYERONE" style:family="table">
      <style:table-properties style:width="6.9299in" table:align="center"/>
    </style:style>
    <style:style style:name="LAYERONE.A" style:family="table-column">
      <style:table-column-properties style:column-width="2.3097in"/>
    </style:style>
    <style:style style:name="LAYERONE.C" style:family="table-column">
      <style:table-column-properties style:column-width="2.3104in"/>
    </style:style>
    <style:style style:name="LAYERONE.A1" style:family="table-cell">
      <style:table-cell-properties fo:padding="0.0201in" fo:border="0.05pt solid #000000" style:writing-mode="page"/>
    </style:style>
    <style:style style:name="LAYERON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LAYERONE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LayerTwo" style:family="table">
      <style:table-properties style:width="6.9299in" table:align="center"/>
    </style:style>
    <style:style style:name="LayerTwo.A" style:family="table-column">
      <style:table-column-properties style:column-width="2.3097in"/>
    </style:style>
    <style:style style:name="LayerTwo.C" style:family="table-column">
      <style:table-column-properties style:column-width="2.3104in"/>
    </style:style>
    <style:style style:name="LayerTwo.A1" style:family="table-cell">
      <style:table-cell-properties fo:padding="0.0201in" fo:border="0.05pt solid #000000" style:writing-mode="page"/>
    </style:style>
    <style:style style:name="LayerTwo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LayerTwo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officeooo:rsid="000b40c7" officeooo:paragraph-rsid="000b40c7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b40c7" officeooo:paragraph-rsid="000b40c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0b40c7" officeooo:paragraph-rsid="000b40c7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LAYERONE" table:style-name="LAYERONE">
        <table:table-column table:style-name="LAYERONE.A" table:number-columns-repeated="2"/>
        <table:table-column table:style-name="LAYERONE.C"/>
        <table:table-row>
          <table:table-cell table:style-name="LAYERONE.A1" table:number-columns-spanned="3" office:value-type="string">
            <text:p text:style-name="P1">Layer One</text:p>
          </table:table-cell>
          <table:covered-table-cell/>
          <table:covered-table-cell/>
        </table:table-row>
        <table:table-row>
          <table:table-cell table:style-name="LAYERONE.A2" office:value-type="string">
            <text:p text:style-name="P2">Foot</text:p>
          </table:table-cell>
          <table:table-cell table:style-name="LAYERONE.A2" office:value-type="string">
            <text:p text:style-name="P2">Application Overview</text:p>
          </table:table-cell>
          <table:table-cell table:style-name="LAYERONE.C2" office:value-type="string">
            <text:p text:style-name="P2">Dolphin File Manager</text:p>
          </table:table-cell>
        </table:table-row>
        <table:table-row>
          <table:table-cell table:style-name="LAYERONE.A2" office:value-type="string">
            <text:p text:style-name="P2">Copy</text:p>
          </table:table-cell>
          <table:table-cell table:style-name="LAYERONE.A2" office:value-type="string">
            <text:p text:style-name="P2">Paste</text:p>
          </table:table-cell>
          <table:table-cell table:style-name="LAYERONE.C2" office:value-type="string">
            <text:p text:style-name="P2">Select All</text:p>
          </table:table-cell>
        </table:table-row>
        <table:table-row>
          <table:table-cell table:style-name="LAYERONE.A2" office:value-type="string">
            <text:p text:style-name="P2">Spotify</text:p>
          </table:table-cell>
          <table:table-cell table:style-name="LAYERONE.A2" office:value-type="string">
            <text:p text:style-name="P2">Discord</text:p>
          </table:table-cell>
          <table:table-cell table:style-name="LAYERONE.C2" office:value-type="string">
            <text:p text:style-name="P2">Obsidian</text:p>
          </table:table-cell>
        </table:table-row>
        <table:table-row>
          <table:table-cell table:style-name="LAYERONE.A2" office:value-type="string">
            <text:p text:style-name="P2">BTOP</text:p>
          </table:table-cell>
          <table:table-cell table:style-name="LAYERONE.A2" office:value-type="string">
            <text:p text:style-name="P2">Bitwarden</text:p>
          </table:table-cell>
          <table:table-cell table:style-name="LAYERONE.C2" office:value-type="string">
            <text:p text:style-name="P2">Thunderbird</text:p>
          </table:table-cell>
        </table:table-row>
      </table:table>
      <text:p text:style-name="P3"/>
      <text:p text:style-name="P3"/>
      <text:p text:style-name="P3"/>
      <text:p text:style-name="P3"/>
      <table:table table:name="LayerTwo" table:style-name="LayerTwo">
        <table:table-column table:style-name="LayerTwo.A" table:number-columns-repeated="2"/>
        <table:table-column table:style-name="LayerTwo.C"/>
        <table:table-row>
          <table:table-cell table:style-name="LayerTwo.A1" table:number-columns-spanned="3" office:value-type="string">
            <text:p text:style-name="P1">Layer Two</text:p>
          </table:table-cell>
          <table:covered-table-cell/>
          <table:covered-table-cell/>
        </table:table-row>
        <table:table-row>
          <table:table-cell table:style-name="LayerTwo.A2" office:value-type="string">
            <text:p text:style-name="P2">Zen Browser</text:p>
          </table:table-cell>
          <table:table-cell table:style-name="LayerTwo.A2" office:value-type="string">
            <text:p text:style-name="P2">Google Chrome</text:p>
          </table:table-cell>
          <table:table-cell table:style-name="LayerTwo.C2" office:value-type="string">
            <text:p text:style-name="P2">Prusaslicer</text:p>
          </table:table-cell>
        </table:table-row>
        <table:table-row>
          <table:table-cell table:style-name="LayerTwo.A2" office:value-type="string">
            <text:p text:style-name="P2">Calculator</text:p>
          </table:table-cell>
          <table:table-cell table:style-name="LayerTwo.A2" office:value-type="string">
            <text:p text:style-name="P4"/>
          </table:table-cell>
          <table:table-cell table:style-name="LayerTwo.C2" office:value-type="string">
            <text:p text:style-name="P2">Kate</text:p>
          </table:table-cell>
        </table:table-row>
        <table:table-row>
          <table:table-cell table:style-name="LayerTwo.A2" office:value-type="string">
            <text:p text:style-name="P4"/>
          </table:table-cell>
          <table:table-cell table:style-name="LayerTwo.A2" office:value-type="string">
            <text:p text:style-name="P4"/>
          </table:table-cell>
          <table:table-cell table:style-name="LayerTwo.C2" office:value-type="string">
            <text:p text:style-name="P4"/>
          </table:table-cell>
        </table:table-row>
        <table:table-row>
          <table:table-cell table:style-name="LayerTwo.A2" office:value-type="string">
            <text:p text:style-name="P4"/>
          </table:table-cell>
          <table:table-cell table:style-name="LayerTwo.A2" office:value-type="string">
            <text:p text:style-name="P4"/>
          </table:table-cell>
          <table:table-cell table:style-name="LayerTwo.C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20:00:09.488939335</meta:creation-date>
    <dc:date>2026-04-16T20:11:04.974631255</dc:date>
    <meta:editing-duration>PT10M55S</meta:editing-duration>
    <meta:editing-cycles>1</meta:editing-cycles>
    <meta:generator>LibreOffice/26.2.2.2$Linux_X86_64 LibreOffice_project/b8d3d8168498fa6cc231901342a3b8d72dd2bb7e</meta:generator>
    <meta:document-statistic meta:table-count="2" meta:image-count="0" meta:object-count="0" meta:page-count="1" meta:paragraph-count="19" meta:word-count="27" meta:character-count="176" meta:non-whitespace-character-count="168"/>
  </office:meta>
</office:document-meta>
</file>